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5.6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table:number-columns-repeated="7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desc</text:p>
          </table:table-cell>
          <table:table-cell office:value-type="string">
            <text:p>cant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sub</text:p>
          </table:table-cell>
          <table:table-cell/>
        </table:table-row>
        <table:table-row table:style-name="ro2">
          <table:table-cell table:style-name="ce1" office:value-type="string">
            <text:p>74LS173</text:p>
          </table:table-cell>
          <table:table-cell table:style-name="ce1" office:value-type="string">
            <text:p>REG, RAM</text:p>
          </table:table-cell>
          <table:table-cell table:style-name="ce3" office:value-type="string">
            <text:p>4-bit D-type register </text:p>
          </table:table-cell>
          <table:table-cell office:value-type="float" office:value="7">
            <text:p>7</text:p>
          </table:table-cell>
          <table:table-cell table:style-name="ce1" office:value-type="float" office:value="14.74">
            <text:p>14,74</text:p>
          </table:table-cell>
          <table:table-cell table:style-name="ce1" table:formula="of:=+[.D3]*[.E3]" office:value-type="float" office:value="103.18">
            <text:p>103,18</text:p>
          </table:table-cell>
          <table:table-cell/>
        </table:table-row>
        <table:table-row table:style-name="ro2">
          <table:table-cell table:style-name="ce1" office:value-type="string">
            <text:p>74LS04</text:p>
          </table:table-cell>
          <table:table-cell table:style-name="ce1" office:value-type="string">
            <text:p>CLK, RAM, CONT</text:p>
          </table:table-cell>
          <table:table-cell table:style-name="ce1" office:value-type="string">
            <text:p>Hex inverter</text:p>
          </table:table-cell>
          <table:table-cell office:value-type="float" office:value="5">
            <text:p>5</text:p>
          </table:table-cell>
          <table:table-cell table:style-name="ce1" office:value-type="float" office:value="23.01">
            <text:p>23,01</text:p>
          </table:table-cell>
          <table:table-cell table:style-name="ce1" table:formula="of:=+[.D4]*[.E4]" office:value-type="float" office:value="115.05">
            <text:p>115,05</text:p>
          </table:table-cell>
          <table:table-cell/>
        </table:table-row>
        <table:table-row table:style-name="ro2">
          <table:table-cell table:style-name="ce1" office:value-type="string">
            <text:p>74LS08</text:p>
          </table:table-cell>
          <table:table-cell table:style-name="ce1" office:value-type="string">
            <text:p>CLK, OUT</text:p>
          </table:table-cell>
          <table:table-cell table:style-name="ce1" office:value-type="string">
            <text:p>Quad AND gate</text:p>
          </table:table-cell>
          <table:table-cell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table:formula="of:=+[.D5]*[.E5]" office:value-type="float" office:value="40">
            <text:p>40</text:p>
          </table:table-cell>
          <table:table-cell/>
        </table:table-row>
        <table:table-row table:style-name="ro2">
          <table:table-cell table:style-name="ce1" office:value-type="string">
            <text:p>74LS32</text:p>
          </table:table-cell>
          <table:table-cell table:style-name="ce1" office:value-type="string">
            <text:p>CLK</text:p>
          </table:table-cell>
          <table:table-cell table:style-name="ce1" office:value-type="string">
            <text:p>Quad OR gate</text:p>
          </table:table-cell>
          <table:table-cell office:value-type="float" office:value="1">
            <text:p>1</text:p>
          </table:table-cell>
          <table:table-cell table:style-name="ce1" office:value-type="float" office:value="8.43">
            <text:p>8,43</text:p>
          </table:table-cell>
          <table:table-cell table:style-name="ce1" table:formula="of:=+[.D6]*[.E6]" office:value-type="float" office:value="8.43">
            <text:p>8,43</text:p>
          </table:table-cell>
          <table:table-cell/>
        </table:table-row>
        <table:table-row table:style-name="ro2">
          <table:table-cell table:style-name="ce1" office:value-type="string">
            <text:p>74LS86</text:p>
          </table:table-cell>
          <table:table-cell table:style-name="ce1" office:value-type="string">
            <text:p>ALU</text:p>
          </table:table-cell>
          <table:table-cell table:style-name="ce3" office:value-type="string">
            <text:p>Quad XOR gate </text:p>
          </table:table-cell>
          <table:table-cell office:value-type="float" office:value="2">
            <text:p>2</text:p>
          </table:table-cell>
          <table:table-cell table:style-name="ce1" office:value-type="float" office:value="26.07">
            <text:p>26,07</text:p>
          </table:table-cell>
          <table:table-cell table:style-name="ce1" table:formula="of:=+[.D7]*[.E7]" office:value-type="float" office:value="52.14">
            <text:p>52,14</text:p>
          </table:table-cell>
          <table:table-cell/>
        </table:table-row>
        <table:table-row table:style-name="ro2">
          <table:table-cell table:style-name="ce1" office:value-type="string">
            <text:p>74LS138</text:p>
          </table:table-cell>
          <table:table-cell table:style-name="ce1" office:value-type="string">
            <text:p>CONT</text:p>
          </table:table-cell>
          <table:table-cell table:style-name="ce3" office:value-type="string">
            <text:p>3-to-8 line decoder </text:p>
          </table:table-cell>
          <table:table-cell office:value-type="float" office:value="1">
            <text:p>1</text:p>
          </table:table-cell>
          <table:table-cell table:style-name="ce1" office:value-type="float" office:value="17.64">
            <text:p>17,64</text:p>
          </table:table-cell>
          <table:table-cell table:style-name="ce1" table:formula="of:=+[.D8]*[.E8]" office:value-type="float" office:value="17.64">
            <text:p>17,64</text:p>
          </table:table-cell>
          <table:table-cell/>
        </table:table-row>
        <table:table-row table:style-name="ro3">
          <table:table-cell table:style-name="ce1" office:value-type="string">
            <text:p>74LS139</text:p>
          </table:table-cell>
          <table:table-cell table:style-name="ce1" office:value-type="string">
            <text:p>OUT</text:p>
          </table:table-cell>
          <table:table-cell table:style-name="ce4" office:value-type="string">
            <text:p>Dual 2-line to 4-line decoder </text:p>
          </table:table-cell>
          <table:table-cell office:value-type="float" office:value="1">
            <text:p>1</text:p>
          </table:table-cell>
          <table:table-cell table:style-name="ce1" office:value-type="float" office:value="22.06">
            <text:p>22,06</text:p>
          </table:table-cell>
          <table:table-cell table:style-name="ce1" table:formula="of:=+[.D9]*[.E9]" office:value-type="float" office:value="22.06">
            <text:p>22,06</text:p>
          </table:table-cell>
          <table:table-cell/>
        </table:table-row>
        <table:table-row table:style-name="ro3">
          <table:table-cell table:style-name="ce1" office:value-type="string">
            <text:p>74LS161</text:p>
          </table:table-cell>
          <table:table-cell table:style-name="ce1" office:value-type="string">
            <text:p>PC, CONT</text:p>
          </table:table-cell>
          <table:table-cell table:style-name="ce4" office:value-type="string">
            <text:p>4-bit synchronous binary counter </text:p>
          </table:table-cell>
          <table:table-cell office:value-type="float" office:value="4">
            <text:p>4</text:p>
          </table:table-cell>
          <table:table-cell table:style-name="ce1" office:value-type="float" office:value="32.01">
            <text:p>32,01</text:p>
          </table:table-cell>
          <table:table-cell table:style-name="ce1" table:formula="of:=+[.D10]*[.E10]" office:value-type="float" office:value="128.04">
            <text:p>128,04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/>
          <table:table-cell table:formula="of:=+[.F10]+[.F9]+[.F8]+[.F7]+[.F6]+[.F5]+[.F4]+[.F3]" office:value-type="float" office:value="486.54">
            <text:p>486,54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13/03/2018</text:date>, <text:time>20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57S</meta:editing-duration>
    <meta:editing-cycles>5</meta:editing-cycles>
    <meta:generator>OpenOffice/4.1.2$Win32 OpenOffice.org_project/412m3$Build-9782</meta:generator>
    <dc:date>2018-03-13T20:11:02.69</dc:date>
    <dc:creator>Franco Agresta Gonzalez</dc:creator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